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3.203cm"/>
    </style:style>
    <style:style style:name="co42" style:family="table-column">
      <style:table-column-properties fo:break-before="auto" style:column-width="5.413cm"/>
    </style:style>
    <style:style style:name="co43" style:family="table-column">
      <style:table-column-properties fo:break-before="auto" style:column-width="5.35cm"/>
    </style:style>
    <style:style style:name="co44" style:family="table-column">
      <style:table-column-properties fo:break-before="auto" style:column-width="4.965cm"/>
    </style:style>
    <style:style style:name="co45" style:family="table-column">
      <style:table-column-properties fo:break-before="auto" style:column-width="3.907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5.958cm"/>
    </style:style>
    <style:style style:name="co48" style:family="table-column">
      <style:table-column-properties fo:break-before="auto" style:column-width="4.099cm"/>
    </style:style>
    <style:style style:name="co49" style:family="table-column">
      <style:table-column-properties fo:break-before="auto" style:column-width="3.364cm"/>
    </style:style>
    <style:style style:name="co50" style:family="table-column">
      <style:table-column-properties fo:break-before="auto" style:column-width="7.849cm"/>
    </style:style>
    <style:style style:name="co51" style:family="table-column">
      <style:table-column-properties fo:break-before="auto" style:column-width="8.266cm"/>
    </style:style>
    <style:style style:name="co52" style:family="table-column">
      <style:table-column-properties fo:break-before="auto" style:column-width="7.657cm"/>
    </style:style>
    <style:style style:name="co53" style:family="table-column">
      <style:table-column-properties fo:break-before="auto" style:column-width="9.804cm"/>
    </style:style>
    <style:style style:name="co54" style:family="table-column">
      <style:table-column-properties fo:break-before="auto" style:column-width="3.52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3.427cm"/>
    </style:style>
    <style:style style:name="co57" style:family="table-column">
      <style:table-column-properties fo:break-before="auto" style:column-width="5.253cm"/>
    </style:style>
    <style:style style:name="co58" style:family="table-column">
      <style:table-column-properties fo:break-before="auto" style:column-width="8.521cm"/>
    </style:style>
    <style:style style:name="co59" style:family="table-column">
      <style:table-column-properties fo:break-before="auto" style:column-width="3.491cm"/>
    </style:style>
    <style:style style:name="co60" style:family="table-column">
      <style:table-column-properties fo:break-before="auto" style:column-width="4.538cm"/>
    </style:style>
    <style:style style:name="co61" style:family="table-column">
      <style:table-column-properties fo:break-before="auto" style:column-width="4.357cm"/>
    </style:style>
    <style:style style:name="co62" style:family="table-column">
      <style:table-column-properties fo:break-before="auto" style:column-width="3.849cm"/>
    </style:style>
    <style:style style:name="co63" style:family="table-column">
      <style:table-column-properties fo:break-before="auto" style:column-width="4.937cm"/>
    </style:style>
    <style:style style:name="co64" style:family="table-column">
      <style:table-column-properties fo:break-before="auto" style:column-width="4.21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5.029cm"/>
    </style:style>
    <style:style style:name="co67" style:family="table-column">
      <style:table-column-properties fo:break-before="auto" style:column-width="4.792cm"/>
    </style:style>
    <style:style style:name="co68" style:family="table-column">
      <style:table-column-properties fo:break-before="auto" style:column-width="4.103cm"/>
    </style:style>
    <style:style style:name="co69" style:family="table-column">
      <style:table-column-properties fo:break-before="auto" style:column-width="4.865cm"/>
    </style:style>
    <style:style style:name="co70" style:family="table-column">
      <style:table-column-properties fo:break-before="auto" style:column-width="2.432cm"/>
    </style:style>
    <style:style style:name="co71" style:family="table-column">
      <style:table-column-properties fo:break-before="auto" style:column-width="9.55cm"/>
    </style:style>
    <style:style style:name="co72" style:family="table-column">
      <style:table-column-properties fo:break-before="auto" style:column-width="8.497cm"/>
    </style:style>
    <style:style style:name="co73" style:family="table-column">
      <style:table-column-properties fo:break-before="auto" style:column-width="8.532cm"/>
    </style:style>
    <style:style style:name="co74" style:family="table-column">
      <style:table-column-properties fo:break-before="auto" style:column-width="3.157cm"/>
    </style:style>
    <style:style style:name="co75" style:family="table-column">
      <style:table-column-properties fo:break-before="auto" style:column-width="3.884cm"/>
    </style:style>
    <style:style style:name="co76" style:family="table-column">
      <style:table-column-properties fo:break-before="auto" style:column-width="3.775cm"/>
    </style:style>
    <style:style style:name="co77" style:family="table-column">
      <style:table-column-properties fo:break-before="auto" style:column-width="4.284cm"/>
    </style:style>
    <style:style style:name="co78" style:family="table-column">
      <style:table-column-properties fo:break-before="auto" style:column-width="5.382cm"/>
    </style:style>
    <style:style style:name="co79" style:family="table-column">
      <style:table-column-properties fo:break-before="auto" style:column-width="4.429cm"/>
    </style:style>
    <style:style style:name="co80" style:family="table-column">
      <style:table-column-properties fo:break-before="auto" style:column-width="11.365cm"/>
    </style:style>
    <style:style style:name="co81" style:family="table-column">
      <style:table-column-properties fo:break-before="auto" style:column-width="9.331cm"/>
    </style:style>
    <style:style style:name="co8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111111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29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28"/>
          <table:table-cell table:number-columns-repeated="21"/>
        </table:table-row>
        <table:table-row table:style-name="ro1">
          <table:table-cell table:number-columns-repeated="12"/>
          <table:table-cell table:style-name="ce28"/>
          <table:table-cell/>
          <table:table-cell table:style-name="ce26"/>
          <table:table-cell table:number-columns-repeated="19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3"/>
          <table:table-cell table:style-name="ce28"/>
          <table:table-cell/>
          <table:table-cell table:style-name="ce26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28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28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28"/>
          <table:table-cell table:number-columns-repeated="21"/>
        </table:table-row>
        <table:table-row table:style-name="ro1">
          <table:table-cell table:style-name="ce25" table:number-columns-repeated="12"/>
          <table:table-cell table:style-name="ce28"/>
          <table:table-cell table:style-name="ce25" table:number-columns-repeated="21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3"/>
          <table:table-cell table:style-name="ce28"/>
          <table:table-cell/>
          <table:table-cell table:style-name="ce26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8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25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25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26" office:value-type="string" calcext:value-type="string">
            <text:p>max val_accuracy </text:p>
          </table:table-cell>
          <table:table-cell table:style-name="ce26" office:value-type="string" calcext:value-type="string">
            <text:p><text:s/>max f1-score </text:p>
          </table:table-cell>
          <table:table-cell table:style-name="ce26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3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3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3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3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32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32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<text:s/>f1_m</text:p>
          </table:table-cell>
          <table:table-cell table:style-name="ce33" office:value-type="string" calcext:value-type="string">
            <text:p><text:span text:style-name="T4"> </text:span><text:span text:style-name="T5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3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3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3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3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32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32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32" office:value-type="string" calcext:value-type="string">
            <text:p>média loss</text:p>
          </table:table-cell>
          <table:table-cell table:style-name="ce32" office:value-type="string" calcext:value-type="string">
            <text:p>média acc</text:p>
          </table:table-cell>
          <table:table-cell table:style-name="ce32" office:value-type="string" calcext:value-type="string">
            <text:p>razão loss</text:p>
          </table:table-cell>
          <table:table-cell table:style-name="ce32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ario1" table:style-name="ta1"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5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42/2244 = 0,5089126559714795 </text:p>
          </table:table-cell>
          <table:table-cell office:value-type="string" calcext:value-type="string">
            <text:p><text:s/>ct_test = 1149/2245 = 0,5118040089086859 </text:p>
          </table:table-cell>
          <table:table-cell office:value-type="string" calcext:value-type="string">
            <text:p><text:s/>accuracy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767" calcext:value-type="float">
            <text:p>0,8767</text:p>
          </table:table-cell>
          <table:table-cell office:value-type="string" calcext:value-type="string">
            <text:p><text:s/>recall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loss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825145721435" calcext:value-type="float">
            <text:p>0,872825145721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704271316528" calcext:value-type="float">
            <text:p>0,918704271316528</text:p>
          </table:table-cell>
          <table:table-cell office:value-type="string" calcext:value-type="string">
            <text:p><text:s/>max recall </text:p>
          </table:table-cell>
          <table:table-cell office:value-type="float" office:value="0.960238575935364" calcext:value-type="float">
            <text:p>0,960238575935364</text:p>
          </table:table-cell>
          <table:table-cell office:value-type="string" calcext:value-type="string">
            <text:p><text:s/>min val_loss </text:p>
          </table:table-cell>
          <table:table-cell office:value-type="float" office:value="0.333206653594971" calcext:value-type="float">
            <text:p>0,333206653594971</text:p>
          </table:table-cell>
          <table:table-cell office:value-type="string" calcext:value-type="string">
            <text:p><text:s/>rs = 6 </text:p>
          </table:table-cell>
          <table:table-cell office:value-type="string" calcext:value-type="string">
            <text:p><text:s/>ct_train = 5314/10474 = 0,5073515371395837 </text:p>
          </table:table-cell>
          <table:table-cell office:value-type="string" calcext:value-type="string">
            <text:p><text:s/>ct_val = 1199/2244 = 0,5343137254901961 </text:p>
          </table:table-cell>
          <table:table-cell office:value-type="string" calcext:value-type="string">
            <text:p><text:s/>ct_test = 1154/2245 = 0,5140311804008909 </text:p>
          </table:table-cell>
          <table:table-cell office:value-type="string" calcext:value-type="string">
            <text:p><text:s/>accuracy</text:p>
          </table:table-cell>
          <table:table-cell office:value-type="float" office:value="0.8584" calcext:value-type="float">
            <text:p>0,8584</text:p>
          </table:table-cell>
          <table:table-cell office:value-type="string" calcext:value-type="string">
            <text:p><text:s/>f1_m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769" calcext:value-type="float">
            <text:p>0,8769</text:p>
          </table:table-cell>
          <table:table-cell office:value-type="string" calcext:value-type="string">
            <text:p><text:s/>loss</text:p>
          </table:table-cell>
          <table:table-cell office:value-type="float" office:value="0.3292" calcext:value-type="float">
            <text:p>0,3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42270851135" calcext:value-type="float">
            <text:p>0,87834227085113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615119934082" calcext:value-type="float">
            <text:p>0,87561511993408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122815132141" calcext:value-type="float">
            <text:p>0,919122815132141</text:p>
          </table:table-cell>
          <table:table-cell office:value-type="string" calcext:value-type="string">
            <text:p><text:s/>max recall </text:p>
          </table:table-cell>
          <table:table-cell office:value-type="float" office:value="0.940801918506622" calcext:value-type="float">
            <text:p>0,940801918506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76086044311" calcext:value-type="float">
            <text:p>0,305576086044311</text:p>
          </table:table-cell>
          <table:table-cell office:value-type="string" calcext:value-type="string">
            <text:p><text:s/>rs = 7</text:p>
          </table:table-cell>
          <table:table-cell/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09/2245 = 0,4939866369710468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38" calcext:value-type="float">
            <text:p>0,8738</text:p>
          </table:table-cell>
          <table:table-cell office:value-type="string" calcext:value-type="string">
            <text:p><text:s/>loss</text:p>
          </table:table-cell>
          <table:table-cell office:value-type="float" office:value="0.3356" calcext:value-type="float">
            <text:p>0,3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935971736908" calcext:value-type="float">
            <text:p>0,87593597173690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2622044086456" calcext:value-type="float">
            <text:p>0,902622044086456</text:p>
          </table:table-cell>
          <table:table-cell office:value-type="string" calcext:value-type="string">
            <text:p><text:s/>max recall </text:p>
          </table:table-cell>
          <table:table-cell office:value-type="float" office:value="0.954519808292389" calcext:value-type="float">
            <text:p>0,954519808292389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36519002914" calcext:value-type="float">
            <text:p>0,315836519002914</text:p>
          </table:table-cell>
          <table:table-cell office:value-type="string" calcext:value-type="string">
            <text:p><text:s/>rs = 8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41/2244 = 0,5084670231729055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<text:s/>precision_m</text:p>
          </table:table-cell>
          <table:table-cell office:value-type="float" office:value="0.8553" calcext:value-type="float">
            <text:p>0,8553</text:p>
          </table:table-cell>
          <table:table-cell office:value-type="string" calcext:value-type="string">
            <text:p><text:s/>recall_m</text:p>
          </table:table-cell>
          <table:table-cell office:value-type="float" office:value="0.8961" calcext:value-type="float">
            <text:p>0,8961</text:p>
          </table:table-cell>
          <table:table-cell office:value-type="string" calcext:value-type="string">
            <text:p><text:s/>loss</text:p>
          </table:table-cell>
          <table:table-cell office:value-type="float" office:value="0.3256" calcext:value-type="float">
            <text:p>0,3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759392261505" calcext:value-type="float">
            <text:p>0,8827593922615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138009548187" calcext:value-type="float">
            <text:p>0,924138009548187</text:p>
          </table:table-cell>
          <table:table-cell office:value-type="string" calcext:value-type="string">
            <text:p><text:s/>max recall </text:p>
          </table:table-cell>
          <table:table-cell office:value-type="float" office:value="0.959459662437439" calcext:value-type="float">
            <text:p>0,959459662437439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3948144913" calcext:value-type="float">
            <text:p>0,322323948144913</text:p>
          </table:table-cell>
          <table:table-cell office:value-type="string" calcext:value-type="string">
            <text:p><text:s/>rs = 9 </text:p>
          </table:table-cell>
          <table:table-cell office:value-type="string" calcext:value-type="string">
            <text:p><text:s/>ct_train = 5321/10474 = 0,5080198586977277 </text:p>
          </table:table-cell>
          <table:table-cell office:value-type="string" calcext:value-type="string">
            <text:p><text:s/>ct_val = 1186/2244 = 0,5285204991087344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36" calcext:value-type="float">
            <text:p>0,8736</text:p>
          </table:table-cell>
          <table:table-cell office:value-type="string" calcext:value-type="string">
            <text:p><text:s/>precision_m</text:p>
          </table:table-cell>
          <table:table-cell office:value-type="float" office:value="0.8542" calcext:value-type="float">
            <text:p>0,8542</text:p>
          </table:table-cell>
          <table:table-cell office:value-type="string" calcext:value-type="string">
            <text:p><text:s/>recall_m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<text:s/>loss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1</text:p>
          </table:table-cell>
          <table:table-cell table:formula="of:= AVERAGE([.R7:.R11])" office:value-type="float" office:value="0.8663" calcext:value-type="float">
            <text:p>0,8663</text:p>
          </table:table-cell>
          <table:table-cell table:formula="of:=AVERAGE([.T7:.T11])" office:value-type="float" office:value="0.8709" calcext:value-type="float">
            <text:p>0,8709</text:p>
          </table:table-cell>
          <table:table-cell table:formula="of:=AVERAGE([.V7:.V11])" office:value-type="float" office:value="0.86096" calcext:value-type="float">
            <text:p>0,86096</text:p>
          </table:table-cell>
          <table:table-cell table:formula="of:=AVERAGE([.X7:.X11])" office:value-type="float" office:value="0.88136" calcext:value-type="float">
            <text:p>0,88136</text:p>
          </table:table-cell>
          <table:table-cell table:formula="of:= AVERAGE([.Z7:.Z11])" office:value-type="float" office:value="0.32902" calcext:value-type="float">
            <text:p>0,329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/>
          <table:table-cell table:number-columns-repeated="23"/>
        </table:table-row>
        <table:table-row table:style-name="ro1" table:number-rows-repeated="26"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33882624" calcext:value-type="float">
            <text:p>3033882624</text:p>
          </table:table-cell>
          <table:table-cell office:value-type="float" office:value="2547519488" calcext:value-type="float">
            <text:p>2547519488</text:p>
          </table:table-cell>
          <table:table-cell office:value-type="float" office:value="486363136" calcext:value-type="float">
            <text:p>4863631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032481792" calcext:value-type="float">
            <text:p>3032481792</text:p>
          </table:table-cell>
          <table:table-cell office:value-type="float" office:value="2547666944" calcext:value-type="float">
            <text:p>2547666944</text:p>
          </table:table-cell>
          <table:table-cell office:value-type="float" office:value="484814848" calcext:value-type="float">
            <text:p>4848148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032150016" calcext:value-type="float">
            <text:p>3032150016</text:p>
          </table:table-cell>
          <table:table-cell office:value-type="float" office:value="2547478528" calcext:value-type="float">
            <text:p>2547478528</text:p>
          </table:table-cell>
          <table:table-cell office:value-type="float" office:value="484671488" calcext:value-type="float">
            <text:p>4846714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édia memo:</text:p>
          </table:table-cell>
          <table:table-cell table:formula="of:=AVERAGE([.E61:.E63])" office:value-type="float" office:value="485283157.333333" calcext:value-type="float">
            <text:p>485283157,333333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média time:</text:p>
          </table:table-cell>
          <table:table-cell table:formula="of:= AVERAGE([.H61:.H70])" office:value-type="float" office:value="23.7" calcext:value-type="float">
            <text:p>23,7</text:p>
          </table:table-cell>
          <table:table-cell table:number-columns-repeated="23"/>
        </table:table-row>
      </table:table>
      <table:table table:name="cenario3" table:style-name="ta1">
        <table:table-column table:style-name="co1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1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4" table:number-rows-spanned="1">
            <text:p>W1 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80144417285919" calcext:value-type="float">
            <text:p>0,88014441728591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951946258545" calcext:value-type="float">
            <text:p>0,912951946258545</text:p>
          </table:table-cell>
          <table:table-cell office:value-type="string" calcext:value-type="string">
            <text:p><text:s/>max recall </text:p>
          </table:table-cell>
          <table:table-cell office:value-type="float" office:value="0.953167021274567" calcext:value-type="float">
            <text:p>0,953167021274567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93377828598" calcext:value-type="float">
            <text:p>0,305093377828598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ct_train = 5401/10474 = 0,5156578193622303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48/2245 = 0,511358574610245 </text:p>
          </table:table-cell>
          <table:table-cell office:value-type="string" calcext:value-type="string">
            <text:p><text:s/>accuracy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f1_m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precision_m</text:p>
          </table:table-cell>
          <table:table-cell office:value-type="float" office:value="0.8585" calcext:value-type="float">
            <text:p>0,8585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96500968933" calcext:value-type="float">
            <text:p>0,86899650096893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381768226624" calcext:value-type="float">
            <text:p>0,912381768226624</text:p>
          </table:table-cell>
          <table:table-cell office:value-type="string" calcext:value-type="string">
            <text:p><text:s/>max recall </text:p>
          </table:table-cell>
          <table:table-cell office:value-type="float" office:value="0.939472138881683" calcext:value-type="float">
            <text:p>0,939472138881683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61585092545" calcext:value-type="float">
            <text:p>0,322161585092545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1/2244 = 0,5218360071301248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f1_m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loss</text:p>
          </table:table-cell>
          <table:table-cell office:value-type="float" office:value="0.3412" calcext:value-type="float">
            <text:p>0,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2352948188782" calcext:value-type="float">
            <text:p>0,882352948188782</text:p>
          </table:table-cell>
          <table:table-cell office:value-type="string" calcext:value-type="string">
            <text:p><text:s/>max f1_score </text:p>
          </table:table-cell>
          <table:table-cell office:value-type="float" office:value="0.886252880096435" calcext:value-type="float">
            <text:p>0,886252880096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8171653747559" calcext:value-type="float">
            <text:p>0,908171653747559</text:p>
          </table:table-cell>
          <table:table-cell office:value-type="string" calcext:value-type="string">
            <text:p><text:s/>max recall </text:p>
          </table:table-cell>
          <table:table-cell office:value-type="float" office:value="0.946361064910889" calcext:value-type="float">
            <text:p>0,946361064910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01761436462" calcext:value-type="float">
            <text:p>0,303001761436462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683" calcext:value-type="float">
            <text:p>0,8683</text:p>
          </table:table-cell>
          <table:table-cell office:value-type="string" calcext:value-type="string">
            <text:p><text:s/>precision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08139419556" calcext:value-type="float">
            <text:p>0,87520813941955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397217273712" calcext:value-type="float">
            <text:p>0,925397217273712</text:p>
          </table:table-cell>
          <table:table-cell office:value-type="string" calcext:value-type="string">
            <text:p><text:s/>max recall </text:p>
          </table:table-cell>
          <table:table-cell office:value-type="float" office:value="0.944041848182678" calcext:value-type="float">
            <text:p>0,944041848182678</text:p>
          </table:table-cell>
          <table:table-cell office:value-type="string" calcext:value-type="string">
            <text:p><text:s/>min val_loss </text:p>
          </table:table-cell>
          <table:table-cell office:value-type="float" office:value="0.314881861209869" calcext:value-type="float">
            <text:p>0,314881861209869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ct_train = 5361/10474 = 0,511838839029979 </text:p>
          </table:table-cell>
          <table:table-cell office:value-type="string" calcext:value-type="string">
            <text:p><text:s/>ct_val = 1168/2244 = 0,5204991087344029 </text:p>
          </table:table-cell>
          <table:table-cell office:value-type="string" calcext:value-type="string">
            <text:p><text:s/>ct_test = 1138/2245 = 0,5069042316258352 </text:p>
          </table:table-cell>
          <table:table-cell office:value-type="string" calcext:value-type="string">
            <text:p><text:s/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19" calcext:value-type="float">
            <text:p>0,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48997402191" calcext:value-type="float">
            <text:p>0,87254899740219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853248596191" calcext:value-type="float">
            <text:p>0,8798532485961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98947525024" calcext:value-type="float">
            <text:p>0,921098947525024</text:p>
          </table:table-cell>
          <table:table-cell office:value-type="string" calcext:value-type="string">
            <text:p><text:s/>max recall </text:p>
          </table:table-cell>
          <table:table-cell office:value-type="float" office:value="0.934492528438568" calcext:value-type="float">
            <text:p>0,934492528438568</text:p>
          </table:table-cell>
          <table:table-cell office:value-type="string" calcext:value-type="string">
            <text:p><text:s/>min val_loss </text:p>
          </table:table-cell>
          <table:table-cell office:value-type="float" office:value="0.317032545804977" calcext:value-type="float">
            <text:p>0,317032545804977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64/2244 = 0,5187165775401069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57" calcext:value-type="float">
            <text:p>0,8757</text:p>
          </table:table-cell>
          <table:table-cell office:value-type="string" calcext:value-type="string">
            <text:p><text:s/>precision_m</text:p>
          </table:table-cell>
          <table:table-cell office:value-type="float" office:value="0.8969" calcext:value-type="float">
            <text:p>0,8969</text:p>
          </table:table-cell>
          <table:table-cell office:value-type="string" calcext:value-type="string">
            <text:p><text:s/>recall_m</text:p>
          </table:table-cell>
          <table:table-cell office:value-type="float" office:value="0.8554" calcext:value-type="float">
            <text:p>0,8554</text:p>
          </table:table-cell>
          <table:table-cell office:value-type="string" calcext:value-type="string">
            <text:p><text:s/>loss</text:p>
          </table:table-cell>
          <table:table-cell office:value-type="float" office:value="0.3187" calcext:value-type="float">
            <text:p>0,3187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4" table:number-rows-spanned="1">
            <text:p>W1W3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89660692215" calcext:value-type="float">
            <text:p>0,8778966069221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67768096924" calcext:value-type="float">
            <text:p>0,8775677680969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613177776337" calcext:value-type="float">
            <text:p>0,924613177776337</text:p>
          </table:table-cell>
          <table:table-cell office:value-type="string" calcext:value-type="string">
            <text:p><text:s/>max recall </text:p>
          </table:table-cell>
          <table:table-cell office:value-type="float" office:value="0.950745046138763" calcext:value-type="float">
            <text:p>0,9507450461387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9446612596512" calcext:value-type="float">
            <text:p>0,299446612596512</text:p>
          </table:table-cell>
          <table:table-cell office:value-type="string" calcext:value-type="string">
            <text:p><text:s/>rs = 40 </text:p>
          </table:table-cell>
          <table:table-cell office:value-type="string" calcext:value-type="string">
            <text:p><text:s/>ct_train = 5340/10474 = 0,5098338743555471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668" calcext:value-type="float">
            <text:p>0,8668</text:p>
          </table:table-cell>
          <table:table-cell office:value-type="string" calcext:value-type="string">
            <text:p><text:s/>f1_m</text:p>
          </table:table-cell>
          <table:table-cell office:value-type="float" office:value="0.8771" calcext:value-type="float">
            <text:p>0,8771</text:p>
          </table:table-cell>
          <table:table-cell office:value-type="string" calcext:value-type="string">
            <text:p><text:s/>precision_m</text:p>
          </table:table-cell>
          <table:table-cell office:value-type="float" office:value="0.8441" calcext:value-type="float">
            <text:p>0,8441</text:p>
          </table:table-cell>
          <table:table-cell office:value-type="string" calcext:value-type="string">
            <text:p><text:s/>recall_m</text:p>
          </table:table-cell>
          <table:table-cell office:value-type="float" office:value="0.9127" calcext:value-type="float">
            <text:p>0,9127</text:p>
          </table:table-cell>
          <table:table-cell office:value-type="string" calcext:value-type="string">
            <text:p><text:s/>loss</text:p>
          </table:table-cell>
          <table:table-cell office:value-type="float" office:value="0.3417" calcext:value-type="float">
            <text:p>0,3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3689820766449" calcext:value-type="float">
            <text:p>0,883689820766449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2730083466" calcext:value-type="float">
            <text:p>0,8835527300834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556807994842" calcext:value-type="float">
            <text:p>0,932556807994842</text:p>
          </table:table-cell>
          <table:table-cell office:value-type="string" calcext:value-type="string">
            <text:p><text:s/>max recall </text:p>
          </table:table-cell>
          <table:table-cell office:value-type="float" office:value="0.942941784858704" calcext:value-type="float">
            <text:p>0,942941784858704</text:p>
          </table:table-cell>
          <table:table-cell office:value-type="string" calcext:value-type="string">
            <text:p><text:s/>min val_loss </text:p>
          </table:table-cell>
          <table:table-cell office:value-type="float" office:value="0.298629254102707" calcext:value-type="float">
            <text:p>0,298629254102707</text:p>
          </table:table-cell>
          <table:table-cell office:value-type="string" calcext:value-type="string">
            <text:p><text:s/>rs = 41 </text:p>
          </table:table-cell>
          <table:table-cell office:value-type="string" calcext:value-type="string">
            <text:p><text:s/>ct_train = <text:s/>5370/10474 = 0,5126981096047355 </text:p>
          </table:table-cell>
          <table:table-cell office:value-type="string" calcext:value-type="string">
            <text:p><text:s/>ct_val = 1137/2244 = 0,5066844919786097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f1_m</text:p>
          </table:table-cell>
          <table:table-cell office:value-type="float" office:value="0.8874" calcext:value-type="float">
            <text:p>0,8874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<text:s/>loss</text:p>
          </table:table-cell>
          <table:table-cell office:value-type="float" office:value="0.2971" calcext:value-type="float">
            <text:p>0,2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092715740204" calcext:value-type="float">
            <text:p>0,868092715740204</text:p>
          </table:table-cell>
          <table:table-cell office:value-type="string" calcext:value-type="string">
            <text:p><text:s/>max f1_score </text:p>
          </table:table-cell>
          <table:table-cell office:value-type="float" office:value="0.861018180847168" calcext:value-type="float">
            <text:p>0,861018180847168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495959281921" calcext:value-type="float">
            <text:p>0,899495959281921</text:p>
          </table:table-cell>
          <table:table-cell office:value-type="string" calcext:value-type="string">
            <text:p><text:s/>max recall </text:p>
          </table:table-cell>
          <table:table-cell office:value-type="float" office:value="0.938355982303619" calcext:value-type="float">
            <text:p>0,938355982303619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31851863861" calcext:value-type="float">
            <text:p>0,320931851863861</text:p>
          </table:table-cell>
          <table:table-cell office:value-type="string" calcext:value-type="string">
            <text:p><text:s/>rs = 42 </text:p>
          </table:table-cell>
          <table:table-cell office:value-type="string" calcext:value-type="string">
            <text:p><text:s/>ct_train = <text:s/>5351/10474 = 0,5108840939469161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45" calcext:value-type="float">
            <text:p>0,8745</text:p>
          </table:table-cell>
          <table:table-cell office:value-type="string" calcext:value-type="string">
            <text:p><text:s/>precision_m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recall_m</text:p>
          </table:table-cell>
          <table:table-cell office:value-type="float" office:value="0.8919" calcext:value-type="float">
            <text:p>0,8919</text:p>
          </table:table-cell>
          <table:table-cell office:value-type="string" calcext:value-type="string">
            <text:p><text:s/>loss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67235541343689" calcext:value-type="float">
            <text:p>0,86723554134368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272975444794" calcext:value-type="float">
            <text:p>0,927272975444794</text:p>
          </table:table-cell>
          <table:table-cell office:value-type="string" calcext:value-type="string">
            <text:p><text:s/>max recall </text:p>
          </table:table-cell>
          <table:table-cell office:value-type="float" office:value="0.967702746391296" calcext:value-type="float">
            <text:p>0,96770274639129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32019948959" calcext:value-type="float">
            <text:p>0,300932019948959</text:p>
          </table:table-cell>
          <table:table-cell office:value-type="string" calcext:value-type="string">
            <text:p><text:s/>rs = 43 </text:p>
          </table:table-cell>
          <table:table-cell office:value-type="string" calcext:value-type="string">
            <text:p><text:s/>ct_train = 5351/10474 = 0,5108840939469161 </text:p>
          </table:table-cell>
          <table:table-cell office:value-type="string" calcext:value-type="string">
            <text:p><text:s/>ct_val = 1119/2244 = 0,49866310160427807 </text:p>
          </table:table-cell>
          <table:table-cell office:value-type="string" calcext:value-type="string">
            <text:p><text:s/>ct_test = 1197/2245 = 0,5331848552338531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521" calcext:value-type="float">
            <text:p>0,8521</text:p>
          </table:table-cell>
          <table:table-cell office:value-type="string" calcext:value-type="string">
            <text:p><text:s/>loss</text:p>
          </table:table-cell>
          <table:table-cell office:value-type="float" office:value="0.3227" calcext:value-type="float">
            <text:p>0,3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64515304565" calcext:value-type="float">
            <text:p>0,865864515304565</text:p>
          </table:table-cell>
          <table:table-cell office:value-type="string" calcext:value-type="string">
            <text:p><text:s/>max f1_score </text:p>
          </table:table-cell>
          <table:table-cell office:value-type="float" office:value="0.857507050037384" calcext:value-type="float">
            <text:p>0,85750705003738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090199947357" calcext:value-type="float">
            <text:p>0,906090199947357</text:p>
          </table:table-cell>
          <table:table-cell office:value-type="string" calcext:value-type="string">
            <text:p><text:s/>max recall </text:p>
          </table:table-cell>
          <table:table-cell office:value-type="float" office:value="0.94359415769577" calcext:value-type="float">
            <text:p>0,943594157695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204696893692" calcext:value-type="float">
            <text:p>0,316204696893692</text:p>
          </table:table-cell>
          <table:table-cell office:value-type="string" calcext:value-type="string">
            <text:p><text:s/>rs = 44 </text:p>
          </table:table-cell>
          <table:table-cell office:value-type="string" calcext:value-type="string">
            <text:p><text:s/>ct_train = 5390/10474 = 0,5146075997708612 </text:p>
          </table:table-cell>
          <table:table-cell office:value-type="string" calcext:value-type="string">
            <text:p><text:s/>ct_val = 1166/2244 = 0,5196078431372549 </text:p>
          </table:table-cell>
          <table:table-cell office:value-type="string" calcext:value-type="string">
            <text:p><text:s/>ct_test = 1111/2245 = 0,49487750556792875 </text:p>
          </table:table-cell>
          <table:table-cell office:value-type="string" calcext:value-type="string">
            <text:p><text:s/>accuracy</text:p>
          </table:table-cell>
          <table:table-cell office:value-type="float" office:value="0.8708" calcext:value-type="float">
            <text:p>0,8708</text:p>
          </table:table-cell>
          <table:table-cell office:value-type="string" calcext:value-type="string">
            <text:p><text:s/>f1_m</text:p>
          </table:table-cell>
          <table:table-cell office:value-type="float" office:value="0.8673" calcext:value-type="float">
            <text:p>0,8673</text:p>
          </table:table-cell>
          <table:table-cell office:value-type="string" calcext:value-type="string">
            <text:p><text:s/>precision_m</text:p>
          </table:table-cell>
          <table:table-cell office:value-type="float" office:value="0.8819" calcext:value-type="float">
            <text:p>0,8819</text:p>
          </table:table-cell>
          <table:table-cell office:value-type="string" calcext:value-type="string">
            <text:p><text:s/>recall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loss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6363625526428" calcext:value-type="float">
            <text:p>0,886363625526428</text:p>
          </table:table-cell>
          <table:table-cell office:value-type="string" calcext:value-type="string">
            <text:p><text:s/>max f1_score </text:p>
          </table:table-cell>
          <table:table-cell office:value-type="float" office:value="0.872176051139831" calcext:value-type="float">
            <text:p>0,872176051139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847765445709" calcext:value-type="float">
            <text:p>0,916847765445709</text:p>
          </table:table-cell>
          <table:table-cell office:value-type="string" calcext:value-type="string">
            <text:p><text:s/>max recall </text:p>
          </table:table-cell>
          <table:table-cell office:value-type="float" office:value="0.952063024044037" calcext:value-type="float">
            <text:p>0,952063024044037</text:p>
          </table:table-cell>
          <table:table-cell office:value-type="string" calcext:value-type="string">
            <text:p><text:s/>min val_loss </text:p>
          </table:table-cell>
          <table:table-cell office:value-type="float" office:value="0.289490133523941" calcext:value-type="float">
            <text:p>0,289490133523941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ct_train = 5432/10474 = 0,518617529119725 </text:p>
          </table:table-cell>
          <table:table-cell office:value-type="string" calcext:value-type="string">
            <text:p><text:s/>ct_val = 1130/2244 = 0,5035650623885918 </text:p>
          </table:table-cell>
          <table:table-cell office:value-type="string" calcext:value-type="string">
            <text:p><text:s/>ct_test = 1105/2245 = 0,4922048997772829 </text:p>
          </table:table-cell>
          <table:table-cell office:value-type="string" calcext:value-type="string">
            <text:p><text:s/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24" calcext:value-type="float">
            <text:p>0,8724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8878" calcext:value-type="float">
            <text:p>0,8878</text:p>
          </table:table-cell>
          <table:table-cell office:value-type="string" calcext:value-type="string">
            <text:p><text:s/>loss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ct_train = 5360/10474 = 0,5117433645216727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f1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precision_m</text:p>
          </table:table-cell>
          <table:table-cell office:value-type="float" office:value="0.8547" calcext:value-type="float">
            <text:p>0,8547</text:p>
          </table:table-cell>
          <table:table-cell office:value-type="string" calcext:value-type="string">
            <text:p><text:s/>recall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loss</text:p>
          </table:table-cell>
          <table:table-cell office:value-type="float" office:value="0.3262" calcext:value-type="float">
            <text:p>0,3262</text:p>
          </table:table-cell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3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3</text:p>
          </table:table-cell>
          <table:table-cell table:formula="of:=AVERAGE([.R7:.R11])" office:value-type="float" office:value="0.86734" calcext:value-type="float">
            <text:p>0,86734</text:p>
          </table:table-cell>
          <table:table-cell table:formula="of:=AVERAGE([.T7:.T11])" office:value-type="float" office:value="0.87084" calcext:value-type="float">
            <text:p>0,87084</text:p>
          </table:table-cell>
          <table:table-cell table:formula="of:=AVERAGE([.V7:.V11])" office:value-type="float" office:value="0.87384" calcext:value-type="float">
            <text:p>0,87384</text:p>
          </table:table-cell>
          <table:table-cell table:formula="of:=AVERAGE([.X7:.X11])" office:value-type="float" office:value="0.86842" calcext:value-type="float">
            <text:p>0,86842</text:p>
          </table:table-cell>
          <table:table-cell table:formula="of:=AVERAGE([.Z7:.Z11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1W3</text:p>
          </table:table-cell>
          <table:table-cell table:formula="of:=AVERAGE([.R23:.R29])" office:value-type="float" office:value="0.869857142857143" calcext:value-type="float">
            <text:p>0,869857142857143</text:p>
          </table:table-cell>
          <table:table-cell table:formula="of:=AVERAGE([.T23:.T29])" office:value-type="float" office:value="0.872971428571429" calcext:value-type="float">
            <text:p>0,872971428571429</text:p>
          </table:table-cell>
          <table:table-cell table:formula="of:=AVERAGE([.V23:.V29])" office:value-type="float" office:value="0.867571428571429" calcext:value-type="float">
            <text:p>0,867571428571429</text:p>
          </table:table-cell>
          <table:table-cell table:formula="of:=AVERAGE([.X23:.X29])" office:value-type="float" office:value="0.879114285714286" calcext:value-type="float">
            <text:p>0,879114285714286</text:p>
          </table:table-cell>
          <table:table-cell table:formula="of:=AVERAGE([.Z23:.Z29])" office:value-type="float" office:value="0.3195" calcext:value-type="float">
            <text:p>0,3195</text:p>
          </table:table-cell>
          <table:table-cell table:number-columns-repeated="18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50520576" calcext:value-type="float">
            <text:p>3050520576</text:p>
          </table:table-cell>
          <table:table-cell office:value-type="float" office:value="2547896320" calcext:value-type="float">
            <text:p>2547896320</text:p>
          </table:table-cell>
          <table:table-cell office:value-type="float" office:value="502624256" calcext:value-type="float">
            <text:p>50262425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8120320" calcext:value-type="float">
            <text:p>3048120320</text:p>
          </table:table-cell>
          <table:table-cell office:value-type="float" office:value="2547777536" calcext:value-type="float">
            <text:p>2547777536</text:p>
          </table:table-cell>
          <table:table-cell office:value-type="float" office:value="500342784" calcext:value-type="float">
            <text:p>50034278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46584320" calcext:value-type="float">
            <text:p>3046584320</text:p>
          </table:table-cell>
          <table:table-cell office:value-type="float" office:value="2548330496" calcext:value-type="float">
            <text:p>2548330496</text:p>
          </table:table-cell>
          <table:table-cell office:value-type="float" office:value="498253824" calcext:value-type="float">
            <text:p>4982538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>
            <text:p>média memo:</text:p>
          </table:table-cell>
          <table:table-cell table:formula="of:=AVERAGE([.F60:.F62])" office:value-type="float" office:value="500406954.666667" calcext:value-type="float">
            <text:p>500406954,66666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>
            <text:p>média time:</text:p>
          </table:table-cell>
          <table:table-cell table:formula="of:= AVERAGE([.I60:.I68])" office:value-type="float" office:value="35" calcext:value-type="float">
            <text:p>35</text:p>
          </table:table-cell>
          <table:table-cell table:number-columns-repeated="22"/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7757062911987" calcext:value-type="float">
            <text:p>0,8877570629119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697598934174" calcext:value-type="float">
            <text:p>0,927697598934174</text:p>
          </table:table-cell>
          <table:table-cell office:value-type="string" calcext:value-type="string">
            <text:p><text:s/>max recall </text:p>
          </table:table-cell>
          <table:table-cell office:value-type="float" office:value="0.961067080497742" calcext:value-type="float">
            <text:p>0,96106708049774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241317272186" calcext:value-type="float">
            <text:p>0,298241317272186</text:p>
          </table:table-cell>
          <table:table-cell office:value-type="string" calcext:value-type="string">
            <text:p><text:s/>rs = 105 <text:s/></text:p>
          </table:table-cell>
          <table:table-cell office:value-type="string" calcext:value-type="string">
            <text:p><text:s/>ct_train = 5347/10474 = 0,5105021959136911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592" calcext:value-type="float">
            <text:p>0,8592</text:p>
          </table:table-cell>
          <table:table-cell office:value-type="string" calcext:value-type="string">
            <text:p><text:s/>f1_m</text:p>
          </table:table-cell>
          <table:table-cell office:value-type="float" office:value="0.8633" calcext:value-type="float">
            <text:p>0,8633</text:p>
          </table:table-cell>
          <table:table-cell office:value-type="string" calcext:value-type="string">
            <text:p><text:s/>precision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recall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loss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1842422485" calcext:value-type="float">
            <text:p>0,8758318424224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734593868256" calcext:value-type="float">
            <text:p>0,910734593868256</text:p>
          </table:table-cell>
          <table:table-cell office:value-type="string" calcext:value-type="string">
            <text:p><text:s/>max recall </text:p>
          </table:table-cell>
          <table:table-cell office:value-type="float" office:value="0.943697869777679" calcext:value-type="float">
            <text:p>0,943697869777679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69018745422" calcext:value-type="float">
            <text:p>0,321169018745422</text:p>
          </table:table-cell>
          <table:table-cell office:value-type="string" calcext:value-type="string">
            <text:p><text:s/>rs = 106 </text:p>
          </table:table-cell>
          <table:table-cell office:value-type="string" calcext:value-type="string">
            <text:p><text:s/>ct_train = 5329/10474 = 0,508783654764178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9/2245 = 0,5251670378619153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758" calcext:value-type="float">
            <text:p>0,8758</text:p>
          </table:table-cell>
          <table:table-cell office:value-type="string" calcext:value-type="string">
            <text:p><text:s/>precision_m</text:p>
          </table:table-cell>
          <table:table-cell office:value-type="float" office:value="0.8476" calcext:value-type="float">
            <text:p>0,8476</text:p>
          </table:table-cell>
          <table:table-cell office:value-type="string" calcext:value-type="string">
            <text:p><text:s/>recall_m</text:p>
          </table:table-cell>
          <table:table-cell office:value-type="float" office:value="0.9059" calcext:value-type="float">
            <text:p>0,9059</text:p>
          </table:table-cell>
          <table:table-cell office:value-type="string" calcext:value-type="string">
            <text:p><text:s/>loss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875252246857" calcext:value-type="float">
            <text:p>0,8698752522468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35998821258" calcext:value-type="float">
            <text:p>0,8775359988212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6776578426361" calcext:value-type="float">
            <text:p>0,936776578426361</text:p>
          </table:table-cell>
          <table:table-cell office:value-type="string" calcext:value-type="string">
            <text:p><text:s/>max recall </text:p>
          </table:table-cell>
          <table:table-cell office:value-type="float" office:value="0.944580376148224" calcext:value-type="float">
            <text:p>0,944580376148224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65866231918" calcext:value-type="float">
            <text:p>0,303065866231918</text:p>
          </table:table-cell>
          <table:table-cell office:value-type="string" calcext:value-type="string">
            <text:p><text:s/>rs = 107 </text:p>
          </table:table-cell>
          <table:table-cell office:value-type="string" calcext:value-type="string">
            <text:p><text:s text:c="2"/>ct_train = 5293/10474 = 0,5053465724651518 </text:p>
          </table:table-cell>
          <table:table-cell office:value-type="string" calcext:value-type="string">
            <text:p><text:s/>ct_val = 1200/2244 = 0,534759358288770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014739990234" calcext:value-type="float">
            <text:p>0,8690147399902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92994499206" calcext:value-type="float">
            <text:p>0,923292994499206</text:p>
          </table:table-cell>
          <table:table-cell office:value-type="string" calcext:value-type="string">
            <text:p><text:s/>max recall </text:p>
          </table:table-cell>
          <table:table-cell office:value-type="float" office:value="0.935526430606842" calcext:value-type="float">
            <text:p>0,935526430606842</text:p>
          </table:table-cell>
          <table:table-cell office:value-type="string" calcext:value-type="string">
            <text:p><text:s/>min val_loss </text:p>
          </table:table-cell>
          <table:table-cell office:value-type="float" office:value="0.317603915929794" calcext:value-type="float">
            <text:p>0,317603915929794</text:p>
          </table:table-cell>
          <table:table-cell office:value-type="string" calcext:value-type="string">
            <text:p><text:s/>rs = 108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44/2244 = 0,5098039215686274 </text:p>
          </table:table-cell>
          <table:table-cell office:value-type="string" calcext:value-type="string">
            <text:p><text:s/>ct_test = 1135/2245 = 0,5055679287305123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precision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recall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loss</text:p>
          </table:table-cell>
          <table:table-cell office:value-type="float" office:value="0.3328" calcext:value-type="float">
            <text:p>0,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472357273102" calcext:value-type="float">
            <text:p>0,885472357273102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33660030365" calcext:value-type="float">
            <text:p>0,87493366003036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837547302246" calcext:value-type="float">
            <text:p>0,918837547302246</text:p>
          </table:table-cell>
          <table:table-cell office:value-type="string" calcext:value-type="string">
            <text:p><text:s/>max recall </text:p>
          </table:table-cell>
          <table:table-cell office:value-type="float" office:value="0.974814414978027" calcext:value-type="float">
            <text:p>0,974814414978027</text:p>
          </table:table-cell>
          <table:table-cell office:value-type="string" calcext:value-type="string">
            <text:p><text:s/>min val_loss </text:p>
          </table:table-cell>
          <table:table-cell office:value-type="float" office:value="0.282249629497528" calcext:value-type="float">
            <text:p>0,282249629497528</text:p>
          </table:table-cell>
          <table:table-cell office:value-type="string" calcext:value-type="string">
            <text:p><text:s/>rs = 109 </text:p>
          </table:table-cell>
          <table:table-cell office:value-type="string" calcext:value-type="string">
            <text:p><text:s/>ct_train = 5381/10474 = 0,5137483291961047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26/2245 = 0,5015590200445434 </text:p>
          </table:table-cell>
          <table:table-cell office:value-type="string" calcext:value-type="string">
            <text:p><text:s/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806" calcext:value-type="float">
            <text:p>0,8806</text:p>
          </table:table-cell>
          <table:table-cell office:value-type="string" calcext:value-type="string">
            <text:p><text:s/>precision_m</text:p>
          </table:table-cell>
          <table:table-cell office:value-type="float" office:value="0.8647" calcext:value-type="float">
            <text:p>0,8647</text:p>
          </table:table-cell>
          <table:table-cell office:value-type="string" calcext:value-type="string">
            <text:p><text:s/>recall_m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<text:s/>loss</text:p>
          </table:table-cell>
          <table:table-cell office:value-type="float" office:value="0.3007" calcext:value-type="float">
            <text:p>0,30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403541088104" calcext:value-type="float">
            <text:p>0,8694035410881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5526447296" calcext:value-type="float">
            <text:p>0,910105526447296</text:p>
          </table:table-cell>
          <table:table-cell office:value-type="string" calcext:value-type="string">
            <text:p><text:s/>max recall </text:p>
          </table:table-cell>
          <table:table-cell office:value-type="float" office:value="0.936704933643341" calcext:value-type="float">
            <text:p>0,936704933643341</text:p>
          </table:table-cell>
          <table:table-cell office:value-type="string" calcext:value-type="string">
            <text:p><text:s/>min val_loss </text:p>
          </table:table-cell>
          <table:table-cell office:value-type="float" office:value="0.325504660606384" calcext:value-type="float">
            <text:p>0,325504660606384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57/2244 = 0,5155971479500892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966" calcext:value-type="float">
            <text:p>0,8966</text:p>
          </table:table-cell>
          <table:table-cell office:value-type="string" calcext:value-type="string">
            <text:p><text:s/>loss</text:p>
          </table:table-cell>
          <table:table-cell office:value-type="float" office:value="0.3143" calcext:value-type="float">
            <text:p>0,3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54760348796845" calcext:value-type="float">
            <text:p>0,8547603487968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32040405273" calcext:value-type="float">
            <text:p>0,900732040405273</text:p>
          </table:table-cell>
          <table:table-cell office:value-type="string" calcext:value-type="string">
            <text:p><text:s/>max recall </text:p>
          </table:table-cell>
          <table:table-cell office:value-type="float" office:value="0.959444284439087" calcext:value-type="float">
            <text:p>0,95944428443908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5944900513" calcext:value-type="float">
            <text:p>0,322325944900513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ct_train = 5430/10474 = 0,5184265801031125 </text:p>
          </table:table-cell>
          <table:table-cell office:value-type="string" calcext:value-type="string">
            <text:p><text:s/>ct_val = 1075/2244 = 0,4790552584670232 </text:p>
          </table:table-cell>
          <table:table-cell office:value-type="string" calcext:value-type="string">
            <text:p><text:s/>ct_test = 1162/2245 = 0,5175946547884187 </text:p>
          </table:table-cell>
          <table:table-cell office:value-type="string" calcext:value-type="string">
            <text:p><text:s/>accuracy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<text:s/>f1_m</text:p>
          </table:table-cell>
          <table:table-cell office:value-type="float" office:value="0.8937" calcext:value-type="float">
            <text:p>0,8937</text:p>
          </table:table-cell>
          <table:table-cell office:value-type="string" calcext:value-type="string">
            <text:p><text:s/>precision_m</text:p>
          </table:table-cell>
          <table:table-cell office:value-type="float" office:value="0.9011" calcext:value-type="float">
            <text:p>0,9011</text:p>
          </table:table-cell>
          <table:table-cell office:value-type="string" calcext:value-type="string">
            <text:p><text:s/>recall_m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<text:s/>loss</text:p>
          </table:table-cell>
          <table:table-cell office:value-type="float" office:value="0.2827" calcext:value-type="float">
            <text:p>0,2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3636374473572" calcext:value-type="float">
            <text:p>0,863636374473572</text:p>
          </table:table-cell>
          <table:table-cell office:value-type="string" calcext:value-type="string">
            <text:p><text:s/>max f1_score </text:p>
          </table:table-cell>
          <table:table-cell office:value-type="float" office:value="0.858562529087067" calcext:value-type="float">
            <text:p>0,858562529087067</text:p>
          </table:table-cell>
          <table:table-cell office:value-type="string" calcext:value-type="string">
            <text:p><text:s/>max precision </text:p>
          </table:table-cell>
          <table:table-cell office:value-type="float" office:value="0.87348747253418" calcext:value-type="float">
            <text:p>0,87348747253418</text:p>
          </table:table-cell>
          <table:table-cell office:value-type="string" calcext:value-type="string">
            <text:p><text:s/>max recall </text:p>
          </table:table-cell>
          <table:table-cell office:value-type="float" office:value="0.959595143795013" calcext:value-type="float">
            <text:p>0,959595143795013</text:p>
          </table:table-cell>
          <table:table-cell office:value-type="string" calcext:value-type="string">
            <text:p><text:s/>min val_loss </text:p>
          </table:table-cell>
          <table:table-cell office:value-type="float" office:value="0.335040092468262" calcext:value-type="float">
            <text:p>0,335040092468262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ct_train = 5413/10474 = 0,5168035134619057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746" calcext:value-type="float">
            <text:p>0,8746</text:p>
          </table:table-cell>
          <table:table-cell office:value-type="string" calcext:value-type="string">
            <text:p><text:s/>precision_m</text:p>
          </table:table-cell>
          <table:table-cell office:value-type="float" office:value="0.8805" calcext:value-type="float">
            <text:p>0,8805</text:p>
          </table:table-cell>
          <table:table-cell office:value-type="string" calcext:value-type="string">
            <text:p><text:s/>recall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loss</text:p>
          </table:table-cell>
          <table:table-cell office:value-type="float" office:value="0.3214" calcext:value-type="float">
            <text:p>0,32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31853961945" calcext:value-type="float">
            <text:p>0,8712318539619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468773365021" calcext:value-type="float">
            <text:p>0,918468773365021</text:p>
          </table:table-cell>
          <table:table-cell office:value-type="string" calcext:value-type="string">
            <text:p><text:s/>max recall </text:p>
          </table:table-cell>
          <table:table-cell office:value-type="float" office:value="0.957448303699493" calcext:value-type="float">
            <text:p>0,95744830369949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582335710526" calcext:value-type="float">
            <text:p>0,308582335710526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79" calcext:value-type="float">
            <text:p>0,8579</text:p>
          </table:table-cell>
          <table:table-cell office:value-type="string" calcext:value-type="string">
            <text:p><text:s/>f1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precision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recall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loss</text:p>
          </table:table-cell>
          <table:table-cell office:value-type="float" office:value="0.3342" calcext:value-type="float">
            <text:p>0,33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1371924877167" calcext:value-type="float">
            <text:p>0,871371924877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698881149292" calcext:value-type="float">
            <text:p>0,920698881149292</text:p>
          </table:table-cell>
          <table:table-cell office:value-type="string" calcext:value-type="string">
            <text:p><text:s/>max recall </text:p>
          </table:table-cell>
          <table:table-cell office:value-type="float" office:value="0.942224204540253" calcext:value-type="float">
            <text:p>0,942224204540253</text:p>
          </table:table-cell>
          <table:table-cell office:value-type="string" calcext:value-type="string">
            <text:p><text:s/>min val_loss </text:p>
          </table:table-cell>
          <table:table-cell office:value-type="float" office:value="0.324307590723038" calcext:value-type="float">
            <text:p>0,324307590723038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ct_train = 5402/10474 = 0,5157532938705366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recall_m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loss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6</text:p>
          </table:table-cell>
          <table:table-cell table:formula="of:= AVERAGE([.S20:.S29])" office:value-type="float" office:value="0.87243" calcext:value-type="float">
            <text:p>0,87243</text:p>
          </table:table-cell>
          <table:table-cell table:formula="of:= AVERAGE([.U20:.U29])" office:value-type="float" office:value="0.8754" calcext:value-type="float">
            <text:p>0,8754</text:p>
          </table:table-cell>
          <table:table-cell table:number-columns-repeated="2"/>
          <table:table-cell table:formula="of:=AVERAGE([.AA20:.AA29])" office:value-type="float" office:value="0.3127" calcext:value-type="float">
            <text:p>0,3127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1W3W6</text:p>
          </table:table-cell>
          <table:table-cell table:formula="of:= AVERAGE([.S6:.S15])" office:value-type="float" office:value="0.86967" calcext:value-type="float">
            <text:p>0,86967</text:p>
          </table:table-cell>
          <table:table-cell table:formula="of:=AVERAGE([.U6:.U15])" office:value-type="float" office:value="0.87502" calcext:value-type="float">
            <text:p>0,87502</text:p>
          </table:table-cell>
          <table:table-cell table:number-columns-repeated="2"/>
          <table:table-cell table:formula="of:=AVERAGE([.AA6:.AA15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60785152" calcext:value-type="float">
            <text:p>3060785152</text:p>
          </table:table-cell>
          <table:table-cell office:value-type="float" office:value="2548424704" calcext:value-type="float">
            <text:p>2548424704</text:p>
          </table:table-cell>
          <table:table-cell office:value-type="float" office:value="512360448" calcext:value-type="float">
            <text:p>5123604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60424704" calcext:value-type="float">
            <text:p>3060424704</text:p>
          </table:table-cell>
          <table:table-cell office:value-type="float" office:value="2548543488" calcext:value-type="float">
            <text:p>2548543488</text:p>
          </table:table-cell>
          <table:table-cell office:value-type="float" office:value="511881216" calcext:value-type="float">
            <text:p>5118812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59326976" calcext:value-type="float">
            <text:p>3059326976</text:p>
          </table:table-cell>
          <table:table-cell office:value-type="float" office:value="2548420608" calcext:value-type="float">
            <text:p>2548420608</text:p>
          </table:table-cell>
          <table:table-cell office:value-type="float" office:value="510906368" calcext:value-type="float">
            <text:p>51090636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média memo:</text:p>
          </table:table-cell>
          <table:table-cell table:formula="of:=AVERAGE([.G69:.G71])" office:value-type="float" office:value="511716010.666667" calcext:value-type="float">
            <text:p>511716010,666667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6" office:value-type="string" calcext:value-type="string">
            <text:p>média time:</text:p>
          </table:table-cell>
          <table:table-cell table:formula="of:=AVERAGE([.J69:.J77])" office:value-type="float" office:value="50.5555555555556" calcext:value-type="float">
            <text:p>50,5555555555556</text:p>
          </table:table-cell>
          <table:table-cell table:number-columns-repeated="22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74" table:default-cell-style-name="Default"/>
        <table:table-column table:style-name="co6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1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 AVERAGE([.U28:.U37])" office:value-type="float" office:value="0.87714" calcext:value-type="float">
            <text:p>0,87714</text:p>
          </table:table-cell>
          <table:table-cell table:number-columns-repeated="2"/>
          <table:table-cell table:formula="of:= AVERAGE([.AA28:.AA37])" office:value-type="float" office:value="0.30763" calcext:value-type="float">
            <text:p>0,3076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9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formula="of:= AVERAGE([.U9:.U13])" office:value-type="float" office:value="0.86572" calcext:value-type="float">
            <text:p>0,86572</text:p>
          </table:table-cell>
          <table:table-cell table:number-columns-repeated="2"/>
          <table:table-cell table:formula="of:= AVERAGE([.AA9:.AA13])" office:value-type="float" office:value="0.31994" calcext:value-type="float">
            <text:p>0,31994</text:p>
          </table:table-cell>
          <table:table-cell table:number-columns-repeated="18"/>
        </table:table-row>
        <table:table-row table:style-name="ro1" table:number-rows-repeated="25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8157952" calcext:value-type="float">
            <text:p>3068157952</text:p>
          </table:table-cell>
          <table:table-cell office:value-type="float" office:value="2548662272" calcext:value-type="float">
            <text:p>2548662272</text:p>
          </table:table-cell>
          <table:table-cell office:value-type="float" office:value="519495680" calcext:value-type="float">
            <text:p>51949568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7441152" calcext:value-type="float">
            <text:p>3067441152</text:p>
          </table:table-cell>
          <table:table-cell office:value-type="float" office:value="2545643520" calcext:value-type="float">
            <text:p>2545643520</text:p>
          </table:table-cell>
          <table:table-cell office:value-type="float" office:value="521797632" calcext:value-type="float">
            <text:p>52179763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68899328" calcext:value-type="float">
            <text:p>3068899328</text:p>
          </table:table-cell>
          <table:table-cell office:value-type="float" office:value="2548502528" calcext:value-type="float">
            <text:p>2548502528</text:p>
          </table:table-cell>
          <table:table-cell office:value-type="float" office:value="520396800" calcext:value-type="float">
            <text:p>5203968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6" office:value-type="string" calcext:value-type="string">
            <text:p>média memo:</text:p>
          </table:table-cell>
          <table:table-cell table:formula="of:=AVERAGE([.G73:.G75])" office:value-type="float" office:value="520563370.666667" calcext:value-type="float">
            <text:p>520563370,66666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6" office:value-type="string" calcext:value-type="string">
            <text:p>média time:</text:p>
          </table:table-cell>
          <table:table-cell table:formula="of:=AVERAGE([.J73:.J115])" office:value-type="float" office:value="63.6744186046512" calcext:value-type="float">
            <text:p>63,674418604651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2:01:44.8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8-17T16:56:01.092000000</dc:date>
    <meta:editing-duration>PT19H29M50S</meta:editing-duration>
    <meta:editing-cycles>25</meta:editing-cycles>
    <meta:generator>LibreOffice/6.4.0.3$Windows_X86_64 LibreOffice_project/b0a288ab3d2d4774cb44b62f04d5d28733ac6df8</meta:generator>
    <meta:document-statistic meta:table-count="8" meta:cell-count="3146" meta:object-count="0"/>
  </office:meta>
</office:document-meta>
</file>